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P1" style:family="paragraph" style:parent-style-name="Header">
      <style:paragraph-properties fo:margin-left="0cm" fo:margin-right="1.411cm" fo:text-align="end" style:justify-single-word="false" fo:text-indent="0cm" style:auto-text-indent="false"/>
    </style:style>
    <style:style style:name="P2" style:family="paragraph" style:parent-style-name="Header">
      <style:paragraph-properties fo:text-align="end" style:justify-single-word="false"/>
      <style:text-properties style:font-name="標楷體" style:font-name-asian="標楷體"/>
    </style:style>
    <style:style style:name="P3" style:family="paragraph" style:parent-style-name="Text_20_body">
      <style:paragraph-properties fo:line-height="0.917cm" fo:text-align="center" style:justify-single-word="false"/>
      <style:text-properties style:font-name="標楷體" fo:font-size="18pt" fo:font-weight="bold" style:font-name-asian="標楷體" style:font-size-asian="18pt" style:font-weight-asian="bold" style:font-size-complex="18pt"/>
    </style:style>
    <style:style style:name="P4" style:family="paragraph" style:parent-style-name="Text_20_body">
      <style:paragraph-properties fo:line-height="0.917cm"/>
      <style:text-properties style:font-name="標楷體" fo:font-size="14pt" style:font-name-asian="標楷體" style:font-size-asian="14pt" style:font-size-complex="14pt"/>
    </style:style>
    <style:style style:name="P5" style:family="paragraph" style:parent-style-name="Text_20_body">
      <style:paragraph-properties fo:line-height="0.917cm"/>
    </style:style>
    <style:style style:name="P6" style:family="paragraph" style:parent-style-name="Text_20_body" style:master-page-name="MP0">
      <style:paragraph-properties fo:line-height="0.917cm" fo:text-align="center" style:justify-single-word="false" style:page-number="auto" fo:break-before="page"/>
      <style:text-properties style:font-name="標楷體" fo:font-size="18pt" fo:font-weight="bold" style:font-name-asian="標楷體" style:font-size-asian="18pt" style:font-weight-asian="bold" style:font-size-complex="18pt"/>
    </style:style>
    <style:style style:name="P7" style:family="paragraph" style:parent-style-name="Text_20_body" style:list-style-name="L2">
      <style:paragraph-properties fo:line-height="0.917cm">
        <style:tab-stops>
          <style:tab-stop style:position="-0.847cm"/>
        </style:tab-stops>
      </style:paragraph-properties>
      <style:text-properties style:font-name="標楷體" fo:font-size="14pt" style:font-name-asian="標楷體" style:font-size-asian="14pt" style:font-size-complex="14pt"/>
    </style:style>
    <style:style style:name="P8" style:family="paragraph" style:parent-style-name="Text_20_body" style:list-style-name="L1">
      <style:paragraph-properties fo:line-height="0.917cm">
        <style:tab-stops>
          <style:tab-stop style:position="-1.693cm"/>
        </style:tab-stops>
      </style:paragraph-properties>
    </style:style>
    <style:style style:name="P9" style:family="paragraph" style:parent-style-name="Text_20_body" style:list-style-name="L1">
      <style:paragraph-properties fo:line-height="0.917cm">
        <style:tab-stops>
          <style:tab-stop style:position="-1.693cm"/>
        </style:tab-stops>
      </style:paragraph-properties>
      <style:text-properties officeooo:paragraph-rsid="0020e2ac"/>
    </style:style>
    <style:style style:name="P10" style:family="paragraph" style:parent-style-name="Text_20_body" style:list-style-name="L2">
      <style:paragraph-properties fo:line-height="0.917cm">
        <style:tab-stops>
          <style:tab-stop style:position="-0.847cm"/>
        </style:tab-stops>
      </style:paragraph-properties>
    </style:style>
    <style:style style:name="T1" style:family="text">
      <style:text-properties style:font-name="標楷體" style:font-name-asian="標楷體"/>
    </style:style>
    <style:style style:name="T2" style:family="text">
      <style:text-properties style:font-name="標楷體" fo:font-size="14pt" fo:font-weight="bold" style:font-name-asian="標楷體" style:font-size-asian="14pt" style:font-weight-asian="bold" style:font-size-complex="14pt"/>
    </style:style>
    <style:style style:name="T3" style:family="text">
      <style:text-properties style:font-name="標楷體" fo:font-size="14pt" fo:font-weight="bold" style:font-name-asian="標楷體" style:font-size-asian="14pt" style:font-weight-asian="bold" style:font-size-complex="14pt" style:font-weight-complex="bold"/>
    </style:style>
    <style:style style:name="T4" style:family="text">
      <style:text-properties style:font-name="標楷體" fo:font-size="14pt" style:font-name-asian="標楷體" style:font-size-asian="14pt" style:font-size-complex="14pt"/>
    </style:style>
    <style:style style:name="T5" style:family="text">
      <style:text-properties style:font-name="標楷體" fo:font-size="14pt" style:text-underline-style="solid" style:text-underline-width="auto" style:text-underline-color="font-color" style:text-underline-mode="continuous" style:text-overline-mode="continuous" style:text-line-through-mode="continuous" style:font-name-asian="標楷體" style:font-size-asian="14pt" style:font-size-complex="14pt"/>
    </style:style>
    <style:style style:name="T6" style:family="text">
      <style:text-properties fo:color="#ff0000" loext:opacity="100%" style:font-name="標楷體" fo:font-size="14pt" style:font-name-asian="標楷體" style:font-size-asian="14pt" style:font-size-complex="14pt"/>
    </style:style>
    <style:style style:name="T7" style:family="text">
      <style:text-properties fo:color="#ff0000" loext:opacity="100%" style:font-name="標楷體" fo:font-size="14pt" style:text-underline-style="solid" style:text-underline-width="auto" style:text-underline-color="font-color" style:text-underline-mode="continuous" style:text-overline-mode="continuous" style:text-line-through-mode="continuous" style:font-name-asian="標楷體" style:font-size-asian="14pt" style:font-size-complex="14pt"/>
    </style:style>
    <text:list-style style:name="L1">
      <text:list-level-style-number text:level="1" text:style-name="WW_5f_CharLFO2LVL1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【新北市立國民中小學寒暑假低收入戶學童午餐補助</text:p>
      <text:p text:style-name="P3">領取方式調整通知單】</text:p>
      <text:p text:style-name="P5"><text:span text:style-name="預設段落字型"><text:span text:style-name="T2">親愛的家長您好：</text:span></text:span><text:span text:style-name="預設段落字型"><text:span text:style-name="T4">112學年度寒假開始午餐券領取有部分變更，請您留意及配合</text:span></text:span></text:p>
      <text:list xml:id="list3730917030" text:style-name="L1">
        <text:list-item>
          <text:p text:style-name="P8"><text:span text:style-name="預設段落字型"><text:span text:style-name="T4">112學年度寒假起與本市攜手合作的便利商店為四大超商系統(全家超商、OK超商、統一超商及萊爾富超商)，且搭配數位券兌換午餐券。</text:span></text:span></text:p>
        </text:list-item>
        <text:list-item>
          <text:p text:style-name="P9"><text:span text:style-name="預設段落字型"><text:span text:style-name="T4">可兌換時間為寒暑假期間（不含例假日）無論是否到校，均可獲得便利商店午餐券(不論是否到校上課皆可兌換，惟到校上課或參加活動並享用營養午餐日數，不得重複請領午餐券)，</text:span></text:span><text:span text:style-name="預設段落字型"><text:span text:style-name="T6">每日兌換1張為原則</text:span></text:span><text:span text:style-name="預設段落字型"><text:span text:style-name="T4">，</text:span></text:span><text:span text:style-name="預設段落字型"><text:span text:style-name="T7">餐券使用期限依超商系統列印之券面標示為準</text:span></text:span><text:span text:style-name="預設段落字型"><text:span text:style-name="T4">（原則為當23:59前），倘於期限內未使用而失效或遺失，將不能補兌換</text:span></text:span><text:span text:style-name="預設段落字型"><text:span text:style-name="T3">(本次寒假上課日從1月22日開始，爰自1月22日起兌換)。</text:span></text:span></text:p>
        </text:list-item>
        <text:list-item>
          <text:p text:style-name="P8"><text:span text:style-name="預設段落字型"><text:span text:style-name="T4">兌換方式有下列4種(惟各超商兌換方式尚有不同，詳見說明四)：</text:span></text:span></text:p>
        </text:list-item>
      </text:list>
      <text:list text:style-name="L2">
        <text:list-item>
          <text:p text:style-name="P7">新北校園通APP領餐QR Code。</text:p>
        </text:list-item>
        <text:list-item>
          <text:p text:style-name="P7">出示本市兒童卡或學生證靠卡感應。</text:p>
        </text:list-item>
        <text:list-item>
          <text:p text:style-name="P7">超商機器手動輸入領餐序號。</text:p>
        </text:list-item>
        <text:list-item>
          <text:p text:style-name="P10"><text:span text:style-name="預設段落字型"><text:span text:style-name="T4">手動輸入學生證卡號學號領取餐點 。</text:span></text:span></text:p>
        </text:list-item>
      </text:list>
      <text:list text:continue-list="list3730917030" text:style-name="L1">
        <text:list-item>
          <text:p text:style-name="P8"><text:span text:style-name="預設段落字型"><text:span text:style-name="T4">兌換方式可參考新北市政府教育局製作之操作流程及影片。</text:span></text:span></text:p>
        </text:list-item>
        <text:list-item>
          <text:p text:style-name="P8"><text:span text:style-name="預設段落字型"><text:span text:style-name="T6">本券為新北市學童專用餐券，僅限兌換餐點及非酒精類飲品，其餘項目(如：菸、酒、遊戲點數)皆不可兌換</text:span></text:span><text:bookmark-start text:name="_Hlk155807414"/><text:span text:style-name="預設段落字型"><text:span text:style-name="T6">。</text:span></text:span><text:bookmark-end text:name="_Hlk155807414"/></text:p>
        </text:list-item>
        <text:list-item>
          <text:p text:style-name="P8"><text:span text:style-name="預設段落字型"><text:span text:style-name="T4">如您孩子</text:span></text:span><text:span text:style-name="預設段落字型"><text:span text:style-name="T5">(高國中)</text:span></text:span><text:span text:style-name="預設段落字型"><text:span text:style-name="T4">的數位學生證遺失，請洽學校負責老師進行卡片掛失及補發程序；</text:span></text:span><text:span text:style-name="預設段落字型"><text:span text:style-name="T5">如您孩子(國小)的新北兒童卡遺失，請至各地區公所辦理</text:span></text:span><text:span text:style-name="預設段落字型"><text:span text:style-name="T4">。</text:span></text:span></text:p>
        </text:list-item>
        <text:list-item>
          <text:p text:style-name="P8"><text:span text:style-name="預設段落字型"><text:span text:style-name="T4">本服務僅可使用數位學生證/新北兒童卡進行綁定作業，已綁定本服務之卡片僅限本人使用，不得透過任何方式贈與或販售予他人，且勿提供卡片外觀卡號以及您的相關資訊他人使用，以免影響餐食券兌領權益。</text:span></text:span></text:p>
        </text:list-item>
      </text:list>
      <text:p text:style-name="P4">敬祝 闔家安康 <text:s text:c="10"/></text:p>
      <text:p text:style-name="P5"><text:soft-page-break/><text:span text:style-name="預設段落字型"><text:span text:style-name="T4"><text:s text:c="34"/>新北市政府教育局 關心您 113年1月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class="text">
      <style:paragraph-properties fo:orphans="0" fo:widows="0" fo:hyphenation-ladder-count="no-limit"/>
      <style:text-properties fo:font-size="12pt" style:letter-kerning="tru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註解文字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註解主旨" style:family="paragraph" style:parent-style-name="註解文字" style:next-style-name="註解文字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註解方塊文字" style:family="paragraph" style:parent-style-name="Text_20_body">
      <style:paragraph-properties fo:hyphenation-ladder-count="no-limit"/>
      <style:text-properties style:font-name="Calibri Light" fo:font-family="'Calibri Light'" style:font-family-generic="swiss" style:font-pitch="variable" fo:font-size="9pt" style:font-name-asian="Calibri Light" style:font-family-asian="'Calibri Light'" style:font-family-generic-asian="swiss" style:font-pitch-asian="variable" style:font-size-asian="9pt" style:font-name-complex="Calibri Light" style:font-family-complex="'Calibri Light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hyphenation-ladder-count="no-limit"/>
      <style:text-properties fo:color="#000000" loext:opacity="100%" style:font-name="標楷體" fo:font-family="標楷體" style:font-family-generic="script" style:font-pitch="fixed" fo:font-size="12pt" style:font-name-asian="標楷體" style:font-family-asian="標楷體" style:font-family-generic-asian="script" style:font-pitch-asian="fixed" style:font-size-asian="12pt" style:font-name-complex="標楷體" style:font-family-complex="標楷體" style:font-family-generic-complex="script" style:font-pitch-complex="fixed" fo:hyphenate="true" loext:hyphenation-no-caps="false" loext:hyphenation-no-last-word="false" loext:hyphenation-word-char-count="no-limit" loext:hyphenation-zone="no-limit"/>
    </style:style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註解參照" style:family="text">
      <style:text-properties fo:font-size="9pt" style:font-size-asian="9pt" style:font-size-complex="9pt"/>
    </style:style>
    <style:style style:name="註解文字_20_字元" style:display-name="註解文字 字元" style:family="text">
      <style:text-properties fo:font-size="12pt" style:letter-kerning="true" style:font-size-asian="12pt" style:font-size-complex="12pt"/>
    </style:style>
    <style:style style:name="註解主旨_20_字元" style:display-name="註解主旨 字元" style:family="text">
      <style:text-properties fo:font-size="12pt" fo:font-weight="bold" style:letter-kerning="true" style:font-size-asian="12pt" style:font-weight-asian="bold" style:font-size-complex="12pt" style:font-weight-complex="bold"/>
    </style:style>
    <style:style style:name="註解方塊文字_20_字元" style:display-name="註解方塊文字 字元" style:family="text">
      <style:text-properties style:font-name="Calibri Light" fo:font-family="'Calibri Light'" style:font-family-generic="swiss" style:font-pitch="variable" fo:font-size="9pt" style:letter-kerning="true" style:font-name-asian="新細明體" style:font-family-asian="新細明體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ListLabel_20_1" style:display-name="ListLabel 1" style:family="text"/>
    <style:style style:name="Numbering_20_Symbols" style:display-name="Numbering Symbols" style:family="text"/>
    <style:style style:name="WW_5f_CharLFO2LVL1" style:display-name="WW_CharLFO2LVL1" style:family="text">
      <style:text-properties style:font-name="標楷體" fo:font-family="標楷體" style:font-family-generic="script" style:font-pitch="fixed" fo:font-size="14pt" style:font-name-asian="標楷體" style:font-family-asian="標楷體" style:font-family-generic-asian="script" style:font-pitch-asian="fixed" style:font-size-asian="14pt" style:font-size-complex="14pt"/>
    </style:style>
    <style:style style:name="WW_5f_CharLFO3LVL1" style:display-name="WW_CharLFO3LVL1" style:family="text">
      <style:text-properties style:font-name="標楷體" fo:font-family="標楷體" style:font-family-generic="script" style:font-pitch="fixed" fo:font-size="14pt" style:font-name-asian="標楷體" style:font-family-asian="標楷體" style:font-family-generic-asian="script" style:font-pitch-asian="fixed" style:font-size-asian="14pt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1.411cm" fo:text-align="end" style:justify-single-word="false" fo:text-indent="0cm" style:auto-text-indent="false"/>
    </style:style>
    <style:style style:name="MP2" style:family="paragraph" style:parent-style-name="Header">
      <style:paragraph-properties fo:text-align="end" style:justify-single-word="false"/>
      <style:text-properties style:font-name="標楷體" style:font-name-asian="標楷體"/>
    </style:style>
    <style:style style:name="MT1" style:family="text">
      <style:text-properties style:font-name="標楷體" style:font-name-asian="標楷體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27cm" fo:margin-left="1.501cm" fo:margin-right="1.501cm" style:writing-mode="lr-tb" style:layout-grid-color="#c0c0c0" style:layout-grid-lines="24" style:layout-grid-base-height="0.706cm" style:layout-grid-ruby-height="0.353cm" style:layout-grid-mode="line" style:layout-grid-ruby-below="false" style:layout-grid-print="false" style:layout-grid-display="false" style:layout-grid-base-width="0.17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5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預設段落字型"><text:span text:style-name="MT1">普通學校版</text:span>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7.1$Windows_X86_64 LibreOffice_project/47eb0cf7efbacdee9b19ae25d6752381ede23126</meta:generator>
    <dc:title>幸福晨飽計畫</dc:title>
    <dc:subject/>
    <meta:initial-creator>謝詠筑</meta:initial-creator>
    <meta:creation-date>2023-05-30T11:36:00Z</meta:creation-date>
    <dc:date>2024-01-16T12:16:07.712000000</dc:date>
    <meta:print-date>2024-01-10T10:01:00Z</meta:print-date>
    <meta:editing-cycles>11</meta:editing-cycles>
    <meta:editing-duration>PT26M46S</meta:editing-duration>
    <meta:document-statistic meta:table-count="0" meta:image-count="0" meta:object-count="0" meta:page-count="2" meta:paragraph-count="17" meta:word-count="651" meta:character-count="735" meta:non-whitespace-character-count="685"/>
    <meta:template xlink:type="simple" xlink:actuate="onRequest" xlink:title="" xlink:href="Normal.dotm"/>
  </office:meta>
</office:document-meta>
</file>